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7c16" officeooo:paragraph-rsid="000e7c16"/>
    </style:style>
    <style:style style:name="P2" style:family="paragraph" style:parent-style-name="Standard">
      <style:text-properties officeooo:rsid="0010545d" officeooo:paragraph-rsid="0010545d"/>
    </style:style>
    <style:style style:name="P3" style:family="paragraph" style:parent-style-name="Standard">
      <style:text-properties officeooo:rsid="0010545d" officeooo:paragraph-rsid="00109db9"/>
    </style:style>
    <style:style style:name="P4" style:family="paragraph" style:parent-style-name="Standard">
      <style:text-properties officeooo:rsid="00109db9" officeooo:paragraph-rsid="00109db9"/>
    </style:style>
    <style:style style:name="P5" style:family="paragraph" style:parent-style-name="Standard">
      <style:paragraph-properties fo:text-align="center" style:justify-single-word="false"/>
      <style:text-properties fo:font-size="14pt" fo:font-weight="bold" officeooo:rsid="000e7c16" officeooo:paragraph-rsid="000e7c16" style:font-size-asian="14pt" style:font-weight-asian="bold" style:font-size-complex="14pt" style:font-weight-complex="bold"/>
    </style:style>
    <style:style style:name="P6" style:family="paragraph" style:parent-style-name="Standard">
      <style:text-properties officeooo:rsid="00109db9" officeooo:paragraph-rsid="00109db9"/>
    </style:style>
    <style:style style:name="P7" style:family="paragraph" style:parent-style-name="Standard">
      <style:text-properties officeooo:rsid="0015ee56" officeooo:paragraph-rsid="0015ee56"/>
    </style:style>
    <style:style style:name="P8" style:family="paragraph" style:parent-style-name="Standard">
      <style:text-properties officeooo:paragraph-rsid="0017c2e8"/>
    </style:style>
    <style:style style:name="P9" style:family="paragraph" style:parent-style-name="Standard">
      <style:text-properties officeooo:paragraph-rsid="001e2437"/>
    </style:style>
    <style:style style:name="P10" style:family="paragraph" style:parent-style-name="Standard">
      <style:text-properties fo:font-weight="bold" officeooo:rsid="0015ee56" officeooo:paragraph-rsid="0017c2e8" style:font-weight-asian="bold" style:font-weight-complex="bold"/>
    </style:style>
    <style:style style:name="P11" style:family="paragraph" style:parent-style-name="Standard">
      <style:paragraph-properties fo:text-align="start" style:justify-single-word="false"/>
      <style:text-properties fo:font-size="14pt" fo:font-weight="bold" officeooo:rsid="0020eb08" officeooo:paragraph-rsid="0020eb08" style:font-size-asian="14pt" style:font-weight-asian="bold" style:font-size-complex="14pt" style:font-weight-complex="bold"/>
    </style:style>
    <style:style style:name="T1" style:family="text">
      <style:text-properties officeooo:rsid="0010545d"/>
    </style:style>
    <style:style style:name="T2" style:family="text">
      <style:text-properties officeooo:rsid="00109db9"/>
    </style:style>
    <style:style style:name="T3" style:family="text">
      <style:text-properties officeooo:rsid="001237f0"/>
    </style:style>
    <style:style style:name="T4" style:family="text">
      <style:text-properties officeooo:rsid="00136251"/>
    </style:style>
    <style:style style:name="T5" style:family="text">
      <style:text-properties officeooo:rsid="0015c5e8"/>
    </style:style>
    <style:style style:name="T6" style:family="text">
      <style:text-properties officeooo:rsid="0017c2e8"/>
    </style:style>
    <style:style style:name="T7" style:family="text">
      <style:text-properties officeooo:rsid="001960b5"/>
    </style:style>
    <style:style style:name="T8" style:family="text">
      <style:text-properties officeooo:rsid="001b3f59"/>
    </style:style>
    <style:style style:name="T9" style:family="text">
      <style:text-properties officeooo:rsid="001e2437"/>
    </style:style>
    <style:style style:name="T10" style:family="text">
      <style:text-properties fo:font-variant="normal" fo:text-transform="none" fo:color="#202124" style:font-name="arial" fo:font-size="10.5pt" fo:letter-spacing="normal" fo:font-style="normal" fo:font-weight="normal"/>
    </style:style>
    <style:style style:name="T11" style:family="text">
      <style:text-properties fo:font-variant="normal" fo:text-transform="none" fo:color="#202124" style:font-name="arial" fo:font-size="10.5pt" fo:letter-spacing="normal" fo:font-style="normal" fo:font-weight="normal" officeooo:rsid="001e2437"/>
    </style:style>
    <style:style style:name="T12" style:family="text">
      <style:text-properties fo:font-variant="normal" fo:text-transform="none" fo:color="#4d5156" style:font-name="arial" fo:font-size="10.5pt" fo:letter-spacing="normal" fo:font-style="normal" fo:font-weight="normal"/>
    </style:style>
    <style:style style:name="T1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Loukili Sofiane </text:p>
      <text:p text:style-name="P11">Fitas Jahin </text:p>
      <text:p text:style-name="P5">Fiche de lecture </text:p>
      <text:p text:style-name="P1"/>
      <text:p text:style-name="P1"><text:span text:style-name="T13">Question 1 : </text:span>- L’auteur Philip K Dick est né le 16 décembre 1928 a Chicago et mort le 2 mars 1982 a Santa Ana en Californie. C’était un auteur américain de romans plus spécialiser dans les œuvres de science fiction (Blonde Runner). </text:p>
      <text:p text:style-name="P1"/>
      <text:p text:style-name="P1"><text:span text:style-name="T13">Question 2 : </text:span>- Cette nouvelle a pour histoire d’un homme membre de Précrime qui est une <text:span text:style-name="T7">unité</text:span> <text:span text:style-name="T1">gouvernementale (brigade de police)</text:span> <text:span text:style-name="T1">qui utilise les dons de prescience de trois mutants et </text:span>qui a <text:span text:style-name="T1">permis de </text:span>développ<text:span text:style-name="T7">er</text:span> un système qui permet d’anticiper les crimes a venir. <text:span text:style-name="T1">Avent même que les criminels auraient imaginés de passer à l’acte, trois humains équipée de capacité de « divination » écrivent des rapports avec le nom du futur criminels, l’action qu’il va mener pour parvenir a son crime…</text:span></text:p>
      <text:p text:style-name="P2">Soudains le chasseur devenu gibier, il se retrouve lui mémé accusé par son propre système du meurtre d’un homme qu’il ne connaît pas et qu’il na jamais rencontrer et pour cela il devra donc prouver qu’il est innocent avec l’aide du rapport minoritaire qui est le rapport dicté par le<text:span text:style-name="T5">s</text:span> 3 devin<text:span text:style-name="T5">s</text:span>. </text:p>
      <text:p text:style-name="P2"/>
      <text:p text:style-name="P2"><text:span text:style-name="T13">Question 3 :</text:span> - Les éléments qui permettent <text:span text:style-name="T2">d’affirmer</text:span> qu’il s’agit d’une nouvelle de science fiction : </text:p>
      <text:p text:style-name="P3"><text:tab/><text:tab/><text:tab/></text:p>
      <text:p text:style-name="P4">- Philip K.Dick est un auteur spécialiser dans le genre de science-fiction.</text:p>
      <text:p text:style-name="P4">- L’histoire se déroule dans le futur comme on peut le constater avec la date qui est de 2054.</text:p>
      <text:p text:style-name="P4">- Les différents moyens de déplacement utilisé dans l’histoire (vaisseaux …)</text:p>
      <text:p text:style-name="P4">- Les technologies utilisée comme la Réalité Virtuelle très avancée, <text:s/>le système permettant de prévenir le futur, <text:span text:style-name="T4">scanner d’identification rétiniens </text:span></text:p>
      <text:p text:style-name="P4"/>
      <text:p text:style-name="P4"><text:span text:style-name="T13">Question 4 : </text:span>- Le système Précrime a un fondements un peu ambigu vue qu’il anticipe le crimes futurs, du coup l’unité gouvernementale arrêtes des criminels qui n’ont même pas commis leur crimes au moment de l’arrestation, <text:span text:style-name="T3">la justice punit les exactions et non les soupçons d’exaction sauf si il y a des preuves solides. </text:span></text:p>
      <text:p text:style-name="P4"/>
      <text:p text:style-name="P4"><text:span text:style-name="T13">Question 5 : </text:span><text:span text:style-name="T3">Un rapport minoritaire pourrait se définir par un système prévisible infaillible constituer de règle applicable automatiquement par des individus ayant la capacité d’action avant même le passage a l’acte. </text:span></text:p>
      <text:p text:style-name="P4"/>
      <text:p text:style-name="P10">Question 6 : </text:p>
      <text:p text:style-name="P8"><text:span text:style-name="T6">- Dactylographiée <text:s/>= </text:span><text:span text:style-name="T12">La dactylographie est l'action de saisir un texte sur un clavier. Celui qui pratique la dactylographie, en tant que loisir ou métier, est un dactylographe.</text:span></text:p>
      <text:p text:style-name="P8"><text:span text:style-name="T6">- Antichambre = </text:span><text:span text:style-name="T10">Pièce d'attente placée à l'entrée d'un grand appartement, d'un salon, d'un bureau.</text:span> </text:p>
      <text:p text:style-name="P8"><text:span text:style-name="T6">- Conspiration = </text:span><text:span text:style-name="T10">Accord secret entre plusieurs personnes pour renverser le pouvoir établi </text:span><text:span text:style-name="T11">(Complot)</text:span><text:span text:style-name="T10">.</text:span> </text:p>
      <text:p text:style-name="P9"><text:span text:style-name="T9">- Tergiverser = </text:span><text:span text:style-name="T10">User de détours, de faux-fuyants pour éviter de donner une réponse nette, pour retarder le moment d'une décision </text:span><text:span text:style-name="T11">(Tourner autour du pot). </text:span></text:p>
      <text:p text:style-name="P7"/>
      <text:p text:style-name="P7"/>
      <text:p text:style-name="P7"><text:span text:style-name="T13">Question 7 :</text:span> Le livre questionne la notion de libre arbitre qui est la faculté <text:span text:style-name="T6">d’opérer</text:span>, de <text:span text:style-name="T6">réaliser</text:span> une action par sa propre volonté sans contrainte. Cette notion est abordées dans se livre par Philip K.Dick d’une façon ambigu <text:span text:style-name="T6">car <text:s/>Anderton ne l’utilise pas vraiment. Il a pourtant la connaissance des crimes qui vont se produire donc qu’il pourrait éviter par son action mais il préfère en revanche ne pas réagir jusqu’au moment ou il se retrouve lui même piégé par le système et accusé a tord. Si il aurait fait usage de son libre-arbitre, il aurait pu changer les prédictions.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06T13:37:13.340000000</meta:creation-date>
    <dc:date>2022-01-06T21:04:18.943000000</dc:date>
    <meta:editing-duration>PT39M17S</meta:editing-duration>
    <meta:editing-cycles>10</meta:editing-cycles>
    <meta:generator>LibreOffice/5.3.6.1$Windows_x86 LibreOffice_project/686f202eff87ef707079aeb7f485847613344eb7</meta:generator>
    <meta:document-statistic meta:table-count="0" meta:image-count="0" meta:object-count="0" meta:page-count="1" meta:paragraph-count="20" meta:word-count="538" meta:character-count="3224" meta:non-whitespace-character-count="2684"/>
  </office:meta>
</office:document-meta>
</file>